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96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.845cm" svg:height="10.219cm" svg:x="2.155cm" svg:y="1.872cm">
          <draw:text-box>
            <text:p>人教版-7-下-unit-6</text:p>
            <text:p/>
            <text:p>mount / mountain <text:s text:c="6"/>Mount Everest <text:s text:c="9"/></text:p>
            <text:p/>
            <text:p>because / because of</text:p>
            <text:p/>
            <text:p>tired / tiring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3M16S</meta:editing-duration>
    <meta:editing-cycles>7</meta:editing-cycles>
    <meta:generator>OpenOffice/4.1.11$Win32 OpenOffice.org_project/4111m1$Build-9808</meta:generator>
    <dc:date>2025-08-04T23:08:59.18</dc:date>
    <meta:document-statistic meta:object-count="24"/>
  </office:meta>
</office:document-meta>
</file>